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63a" officeooo:paragraph-rsid="000cb63a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cb63a" officeooo:paragraph-rsid="000cb63a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0c29c7" officeooo:paragraph-rsid="000c29c7"/>
    </style:style>
    <style:style style:name="P4" style:family="paragraph" style:parent-style-name="Heading">
      <style:text-properties officeooo:paragraph-rsid="000c29c7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cb63a" officeooo:paragraph-rsid="000cb63a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14d98" officeooo:paragraph-rsid="00114d98"/>
    </style:style>
    <style:style style:name="P7" style:family="paragraph" style:parent-style-name="Standard">
      <style:text-properties officeooo:rsid="000f55fc" officeooo:paragraph-rsid="000f55fc"/>
    </style:style>
    <style:style style:name="P8" style:family="paragraph" style:parent-style-name="Standard">
      <style:text-properties officeooo:rsid="000c29c7" officeooo:paragraph-rsid="000c29c7"/>
    </style:style>
    <style:style style:name="P9" style:family="paragraph" style:parent-style-name="Standard">
      <style:text-properties officeooo:rsid="0016eb03" officeooo:paragraph-rsid="0016eb03"/>
    </style:style>
    <style:style style:name="P10" style:family="paragraph" style:parent-style-name="Standard">
      <style:text-properties officeooo:rsid="0018e777" officeooo:paragraph-rsid="0018e777"/>
    </style:style>
    <style:style style:name="P11" style:family="paragraph" style:parent-style-name="Standard">
      <style:text-properties officeooo:rsid="001a51bb" officeooo:paragraph-rsid="001a51bb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f55fc" officeooo:paragraph-rsid="000f55fc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14d98" officeooo:paragraph-rsid="00114d98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2a0d2" officeooo:paragraph-rsid="0012a0d2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2a0d2" officeooo:paragraph-rsid="0013ada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2a0d2" officeooo:paragraph-rsid="0014ba2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3adae" officeooo:paragraph-rsid="0013ada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4ba2e" officeooo:paragraph-rsid="0014ba2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6eb03" officeooo:paragraph-rsid="0016eb03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a51bb" officeooo:paragraph-rsid="001a51bb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officeooo:rsid="00114d98" officeooo:paragraph-rsid="00114d98"/>
    </style:style>
    <style:style style:name="P22" style:family="paragraph" style:parent-style-name="Heading">
      <style:text-properties officeooo:paragraph-rsid="0013adae"/>
    </style:style>
    <style:style style:name="P23" style:family="paragraph" style:parent-style-name="Heading">
      <style:text-properties officeooo:paragraph-rsid="0014ba2e"/>
    </style:style>
    <style:style style:name="P24" style:family="paragraph" style:parent-style-name="Text_20_body">
      <style:text-properties officeooo:rsid="001a51bb" officeooo:paragraph-rsid="001a51bb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0f55fc" officeooo:paragraph-rsid="000f55fc"/>
    </style:style>
    <style:style style:name="P26" style:family="paragraph" style:parent-style-name="Text_20_body">
      <style:paragraph-properties fo:margin-left="2.501cm" fo:margin-right="0cm" fo:text-indent="0cm" style:auto-text-indent="false"/>
      <style:text-properties officeooo:rsid="000f55fc" officeooo:paragraph-rsid="000f55f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55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min</text:h>
      <text:p text:style-name="Heading">resultCallback(error, result)</text:p>
      <text:p text:style-name="P3"><text:span text:style-name="T1">error</text:span> <text:tab/>MongoError <text:tab/>An error instance representing the error during the execution.</text:p>
      <text:p text:style-name="P3"><text:span text:style-name="T1">result</text:span> <text:tab/>object <text:tab/>The result object if the command was executed successfully.</text:p>
      <text:h text:style-name="Heading_20_2" text:outline-level="2">AggregationCursor</text:h>
      <text:p text:style-name="Heading">endCallback(error)</text:p>
      <text:p text:style-name="P3"><text:span text:style-name="T1">error</text:span> <text:tab/>MongoError <text:tab/>An error instance representing the error during the execution.</text:p>
      <text:p text:style-name="Heading">iteratorCallback(doc)</text:p>
      <text:p text:style-name="P3"><text:span text:style-name="T1">doc</text:span> <text:tab/>Object <text:tab/>An emitted document for the iterator</text:p>
      <text:p text:style-name="P4">resultCallback(error, result)</text:p>
      <text:p text:style-name="P3"><text:span text:style-name="T1">error</text:span> <text:tab/>MongoError <text:tab/>An error instance representing the error during the execution.</text:p>
      <text:p text:style-name="P3"><text:span text:style-name="T1">result</text:span> <text:tab/>object|null <text:tab/>The result object if the command was executed successfully.</text:p>
      <text:p text:style-name="Heading">toArrayResultCallback(error, documents)</text:p>
      <text:p text:style-name="P3"><text:span text:style-name="T1">error</text:span> <text:tab/>MongoError <text:tab/>An error instance representing the error during the execution.</text:p>
      <text:p text:style-name="P3"><text:span text:style-name="T1">documents</text:span> <text:tab/>Array.&lt;object&gt; <text:s/>All the documents the satisfy the cursor.</text:p>
      <text:h text:style-name="Heading_20_2" text:outline-level="2">Binary</text:h>
      <text:p text:style-name="P1"><text:s text:c="4"/>BSON.BSON_BINARY_SUBTYPE_DEFAULT, default BSON type.</text:p>
      <text:p text:style-name="P1"><text:s text:c="4"/>BSON.BSON_BINARY_SUBTYPE_FUNCTION, BSON function type.</text:p>
      <text:p text:style-name="P1"><text:s text:c="4"/>BSON.BSON_BINARY_SUBTYPE_BYTE_ARRAY, BSON byte array type.</text:p>
      <text:p text:style-name="P1"><text:s text:c="4"/>BSON.BSON_BINARY_SUBTYPE_UUID, BSON uuid type.</text:p>
      <text:p text:style-name="P1"><text:s text:c="4"/>BSON.BSON_BINARY_SUBTYPE_MD5, BSON md5 type.</text:p>
      <text:p text:style-name="P1"><text:s text:c="4"/>BSON.BSON_BINARY_SUBTYPE_USER_DEFINED, BSON user defined type.</text:p>
      <text:p text:style-name="P1"/>
      <text:h text:style-name="Heading_20_2" text:outline-level="2">BulkWriteResult</text:h>
      <text:p text:style-name="P7">None</text:p>
      <text:h text:style-name="Heading_20_2" text:outline-level="2">Code</text:h>
      <text:p text:style-name="P7">None</text:p>
      <text:h text:style-name="Heading_20_2" text:outline-level="2"><text:soft-page-break/>Collection</text:h>
      <text:p text:style-name="P1">Properties</text:p>
      <text:p text:style-name="P2"><text:span text:style-name="T1">collectionName</text:span> <text:tab/>string <text:tab/>Get the collection name.</text:p>
      <text:p text:style-name="P2"><text:span text:style-name="T1">namespace</text:span> <text:tab/>string <text:tab/>Get the full collection namespace.</text:p>
      <text:p text:style-name="P2"><text:span text:style-name="T1">writeConcern</text:span> <text:tab/>object <text:tab/>The current write concern values.</text:p>
      <text:p text:style-name="P2"><text:span text:style-name="T1">hint</text:span> <text:tab/>object <text:tab/>Get current index hint for collection.</text:p>
      <text:p text:style-name="Heading">bulkWriteOpCallback(error, result)</text:p>
      <text:p text:style-name="P12"><text:span text:style-name="T1">error</text:span> <text:tab/>MongoError <text:tab/>An error instance representing the error during the execution.</text:p>
      <text:p text:style-name="P12"><text:span text:style-name="T1">result</text:span> <text:tab/>BulkWriteOpResult <text:tab/>The result object if the command was executed successfully.</text:p>
      <text:p text:style-name="P5"/>
      <text:p text:style-name="Heading">BulkWriteOpResult<text:span text:style-name="T2">()</text:span></text:p>
      <text:p text:style-name="P25">Properties</text:p>
      <text:p text:style-name="P25"><text:span text:style-name="T1">insertedCount</text:span> <text:tab/>number <text:tab/>Number of documents inserted.</text:p>
      <text:p text:style-name="P25"><text:span text:style-name="T1">matchedCount</text:span> <text:tab/>number <text:tab/>Number of documents matched for update.</text:p>
      <text:p text:style-name="P25"><text:span text:style-name="T1">modifiedCount</text:span> <text:tab/>number <text:tab/>Number of documents modified.</text:p>
      <text:p text:style-name="P25"><text:span text:style-name="T1">deletedCount</text:span> <text:tab/>number <text:tab/>Number of documents deleted.</text:p>
      <text:p text:style-name="P25"><text:span text:style-name="T1">upsertedCount</text:span> number <text:tab/>Number of documents upserted.</text:p>
      <text:p text:style-name="P25"><text:span text:style-name="T1">insertedIds</text:span> <text:tab/>object <text:tab/></text:p>
      <text:p text:style-name="P26">Inserted document generated Id's, hash key is the index of the originating operation</text:p>
      <text:p text:style-name="P25"><text:span text:style-name="T1">upsertedIds</text:span> <text:tab/>object <text:tab/></text:p>
      <text:p text:style-name="P26">Upserted document generated Id's, hash key is the index of the originating operation</text:p>
      <text:p text:style-name="P25"><text:span text:style-name="T1">result</text:span> <text:tab/>object <text:tab/>The command result object.</text:p>
      <text:p text:style-name="Heading">collectionResultCallback(error, collection)</text:p>
      <text:p text:style-name="P12"><text:span text:style-name="T1">error</text:span> <text:tab/>MongoError <text:tab/>An error instance representing the error during the execution.</text:p>
      <text:p text:style-name="P12"><text:span text:style-name="T1">collection</text:span> <text:tab/>Collection <text:tab/>The collection instance.</text:p>
      <text:p text:style-name="Heading">countCallback(error, result)</text:p>
      <text:p text:style-name="P13"><text:span text:style-name="T1">error</text:span> <text:tab/>MongoError <text:tab/>An error instance representing the error during the execution.</text:p>
      <text:p text:style-name="P13"><text:span text:style-name="T1">result</text:span> <text:tab/>number <text:tab/>The count of documents that matched the query.</text:p>
      <text:p text:style-name="P6"/>
      <text:p text:style-name="Heading">parallelCollectionScanCallback(error, cursors)</text:p>
      <text:p text:style-name="P13"><text:span text:style-name="T1">error</text:span> <text:tab/>MongoError <text:tab/>An error instance representing the error during the execution.</text:p>
      <text:p text:style-name="P13"><text:span text:style-name="T1">cursors</text:span> <text:tab/>Array&lt;Cursor&gt; <text:tab/></text:p>
      <text:p text:style-name="P21">A list of cursors returned allowing for parallel reading of collection.</text:p>
      <text:p text:style-name="P6"><text:soft-page-break/></text:p>
      <text:p text:style-name="Heading">resultCallback(error, result)</text:p>
      <text:p text:style-name="P13"><text:span text:style-name="T1">error</text:span> <text:tab/>MongoError <text:tab/>An error instance representing the error during the execution.</text:p>
      <text:p text:style-name="P13"><text:span text:style-name="T1">result</text:span> <text:tab/>object <text:tab/>The result object if the command was executed successfully.</text:p>
      <text:p text:style-name="Heading">writeOpCallback(error, result)</text:p>
      <text:p text:style-name="P13"><text:span text:style-name="T1">error</text:span> <text:tab/>MongoError <text:tab/>An error instance representing the error during the execution.</text:p>
      <text:p text:style-name="P13"><text:span text:style-name="T1">result</text:span> <text:tab/>WriteOpResult <text:tab/>The result object if the command was executed successfully.</text:p>
      <text:p text:style-name="Heading">WriteOpResult</text:p>
      <text:p text:style-name="P13"><text:span text:style-name="T1">ops</text:span> <text:tab/>Array&lt;object&gt; <text:tab/></text:p>
      <text:p text:style-name="P21">All the documents inserted using insertOne/insertMany/replaceOne. Documents contain the _id field if forceServerObjectId == false for insertOne/insertMany</text:p>
      <text:p text:style-name="P13"><text:span text:style-name="T1">connection</text:span> <text:tab/>object <text:tab/>The connection object used for the operation.</text:p>
      <text:p text:style-name="P13"><text:span text:style-name="T1">result</text:span> <text:tab/>object <text:tab/>The command result object.</text:p>
      <text:h text:style-name="Heading_20_2" text:outline-level="2">CommandCursor</text:h>
      <text:p text:style-name="Heading">endCallback(error)</text:p>
      <text:p text:style-name="P14"><text:span text:style-name="T1">error</text:span> <text:tab/>MongoError <text:tab/>An error instance representing the error during the execution.</text:p>
      <text:p text:style-name="Heading">iteratorCallback(doc)</text:p>
      <text:p text:style-name="P14"><text:span text:style-name="T1">doc</text:span> <text:tab/>Object <text:tab/>An emitted document for the iterator</text:p>
      <text:p text:style-name="Heading">resultCallback(error, result)</text:p>
      <text:p text:style-name="P14"><text:span text:style-name="T1">error</text:span> <text:tab/>MongoError <text:tab/>An error instance representing the error during the execution.</text:p>
      <text:p text:style-name="P14"><text:span text:style-name="T1">result</text:span> <text:tab/>object | null <text:tab/>The result object if the command was executed successfully.</text:p>
      <text:p text:style-name="Heading">toArrayResultCallback(error, documents)</text:p>
      <text:p text:style-name="P14"><text:span text:style-name="T1">error</text:span> <text:tab/>MongoError <text:tab/>An error instance representing the error during the execution.</text:p>
      <text:p text:style-name="P14"><text:span text:style-name="T1">documents</text:span> <text:tab/>Array&lt;object&gt; <text:tab/>All the documents the satisfy the cursor.</text:p>
      <text:h text:style-name="Heading_20_2" text:outline-level="2">Cursor</text:h>
      <text:p text:style-name="Heading">countResultCallback(error, count)</text:p>
      <text:p text:style-name="P17"><text:span text:style-name="T1">error</text:span> <text:tab/>MongoError <text:tab/>An error instance representing the error during the execution.</text:p>
      <text:p text:style-name="P17"><text:span text:style-name="T1">count</text:span> <text:tab/>number <text:tab/>The count of documents.</text:p>
      <text:p text:style-name="Heading">endCallback(error)</text:p>
      <text:p text:style-name="P17"><text:span text:style-name="T1">error</text:span> <text:tab/>MongoError <text:tab/>An error instance representing the error during the execution.</text:p>
      <text:p text:style-name="Heading"><text:soft-page-break/>iteratorCallback(doc)</text:p>
      <text:p text:style-name="P17"><text:span text:style-name="T1">doc</text:span> <text:tab/>Object <text:tab/>An emitted document for the iterator</text:p>
      <text:p text:style-name="P22">resultCallback(error, result)</text:p>
      <text:p text:style-name="P15"><text:span text:style-name="T1">error</text:span> <text:tab/>MongoError <text:tab/>An error instance representing the error during the execution.</text:p>
      <text:p text:style-name="P15"><text:span text:style-name="T1">result</text:span> <text:tab/>object | null <text:tab/>The result object if the command was executed successfully.</text:p>
      <text:p text:style-name="P22">toArrayResultCallback(error, documents)</text:p>
      <text:p text:style-name="P15"><text:span text:style-name="T1">error</text:span> <text:tab/>MongoError <text:tab/>An error instance representing the error during the execution.</text:p>
      <text:p text:style-name="P15"><text:span text:style-name="T1">documents</text:span> <text:tab/>Array&lt;object&gt; <text:tab/>All the documents the satisfy the cursor.</text:p>
      <text:h text:style-name="Heading_20_2" text:outline-level="2">Db</text:h>
      <text:p text:style-name="Heading">collectionResultCallback(error, collection)</text:p>
      <text:p text:style-name="P18"><text:span text:style-name="T1">error</text:span> <text:tab/>MongoError <text:tab/>An error instance representing the error during the execution.</text:p>
      <text:p text:style-name="P18"><text:span text:style-name="T1">collection</text:span> <text:tab/>Collection <text:tab/>The collection instance.</text:p>
      <text:p text:style-name="Heading">collectionsResultCallback(error, collections)</text:p>
      <text:p text:style-name="P18"><text:span text:style-name="T1">error</text:span> <text:tab/>MongoError <text:tab/>An error instance representing the error during the execution.</text:p>
      <text:p text:style-name="P18"><text:span text:style-name="T1">collections</text:span> <text:tab/>Array&lt;Collection&gt; <text:tab/>An array of all the collections objects for the db instance.</text:p>
      <text:p text:style-name="Heading">noResultCallback(error, result)</text:p>
      <text:p text:style-name="P18"><text:span text:style-name="T1">error</text:span> <text:tab/>MongoError <text:tab/>An error instance representing the error during the execution.</text:p>
      <text:p text:style-name="P18"><text:span text:style-name="T1">result</text:span> <text:tab/>null <text:tab/>Is not set to a value</text:p>
      <text:p text:style-name="Heading">openCallback(error, db)</text:p>
      <text:p text:style-name="P18"><text:span text:style-name="T1">error</text:span> <text:tab/>MongoError <text:tab/>An error instance representing the error during the execution.</text:p>
      <text:p text:style-name="P18"><text:span text:style-name="T1">db</text:span> <text:tab/>Db <text:tab/>The Db instance if the open method was successful.</text:p>
      <text:p text:style-name="P23">resultCallback(error, result)</text:p>
      <text:p text:style-name="P16"><text:span text:style-name="T1">error</text:span> <text:tab/>MongoError <text:tab/>An error instance representing the error during the execution.</text:p>
      <text:p text:style-name="P16"><text:span text:style-name="T1">result</text:span> <text:tab/>object <text:tab/>The result object if the command was executed successfully.</text:p>
      <text:h text:style-name="Heading_20_2" text:outline-level="2">DBRef</text:h>
      <text:p text:style-name="P9">None</text:p>
      <text:h text:style-name="Heading_20_2" text:outline-level="2">Double</text:h>
      <text:p text:style-name="P9">None</text:p>
      <text:h text:style-name="Heading_20_2" text:outline-level="2">FindOperatorsOrdered</text:h>
      <text:p text:style-name="P9">None</text:p>
      <text:h text:style-name="Heading_20_2" text:outline-level="2"><text:soft-page-break/>FindOperatorsUnordered</text:h>
      <text:p text:style-name="P9">None</text:p>
      <text:h text:style-name="Heading_20_2" text:outline-level="2">GridStore</text:h>
      <text:p text:style-name="P9">DEFAULT_CONTENT_TYPE</text:p>
      <text:p text:style-name="P9">DEFAULT_ROOT_COLLECTION</text:p>
      <text:p text:style-name="P9">IO_SEEK_CUR</text:p>
      <text:p text:style-name="P9">IO_SEEK_END</text:p>
      <text:p text:style-name="P9">IO_SEEK_SET</text:p>
      <text:p text:style-name="Heading">collectionCallback(error, collection)</text:p>
      <text:p text:style-name="P19"><text:span text:style-name="T1">error</text:span> <text:tab/>MongoError <text:tab/>An error instance representing the error during the execution.</text:p>
      <text:p text:style-name="P19"><text:span text:style-name="T1">collection</text:span> <text:tab/>Collection <text:tab/>The collection from the command execution.</text:p>
      <text:p text:style-name="Heading">gridStoreCallback(error, gridStore)</text:p>
      <text:p text:style-name="P19"><text:span text:style-name="T1">error</text:span> <text:tab/>MongoError <text:tab/>An error instance representing the error during the execution.</text:p>
      <text:p text:style-name="P19"><text:span text:style-name="T1">gridStore</text:span> <text:tab/>GridStore <text:tab/>The gridStore.</text:p>
      <text:p text:style-name="Heading">openCallback(error, gridStore)</text:p>
      <text:p text:style-name="P19"><text:span text:style-name="T1">error</text:span> <text:tab/>MongoError <text:tab/>An error instance representing the error during the execution.</text:p>
      <text:p text:style-name="P19"><text:span text:style-name="T1">gridStore</text:span> <text:tab/>GridStore <text:tab/>The GridStore instance if the open method was successful.</text:p>
      <text:p text:style-name="Heading">readCallback(error, data)</text:p>
      <text:p text:style-name="P19"><text:span text:style-name="T1">error</text:span> <text:tab/>MongoError <text:tab/>An error instance representing the error during the execution.</text:p>
      <text:p text:style-name="P19"><text:span text:style-name="T1">data</text:span> <text:tab/>Buffer <text:tab/>The data read from the GridStore object</text:p>
      <text:p text:style-name="Heading">readlinesCallback(error, strings)</text:p>
      <text:p text:style-name="P19"><text:span text:style-name="T1">error</text:span> <text:tab/>MongoError <text:tab/>An error instance representing the error during the execution.</text:p>
      <text:p text:style-name="P19"><text:span text:style-name="T1">strings</text:span> <text:tab/>Array&lt;string&gt; <text:tab/>The array of strings returned.</text:p>
      <text:p text:style-name="Heading">resultCallback(error, result)</text:p>
      <text:p text:style-name="P19"><text:span text:style-name="T1">error</text:span> <text:tab/>MongoError <text:tab/>An error instance representing the error during the execution.</text:p>
      <text:p text:style-name="P19"><text:span text:style-name="T1">result</text:span> <text:tab/>object <text:tab/>The result from the callback.</text:p>
      <text:p text:style-name="Heading">tellCallback(error, position)</text:p>
      <text:p text:style-name="P19"><text:span text:style-name="T1">error</text:span> <text:tab/>MongoError <text:tab/>An error instance representing the error during the execution.</text:p>
      <text:p text:style-name="P19"><text:span text:style-name="T1">position</text:span> <text:tab/>number <text:tab/>The current read position in the GridStore.</text:p>
      <text:h text:style-name="Heading_20_2" text:outline-level="2">GridStoreStream</text:h>
      <text:p text:style-name="P10">None</text:p>
      <text:p text:style-name="P8"/>
      <text:h text:style-name="Heading_20_2" text:outline-level="2"><text:soft-page-break/>Logger</text:h>
      <text:p text:style-name="P10">None</text:p>
      <text:h text:style-name="Heading_20_2" text:outline-level="2">Long</text:h>
      <text:p text:style-name="P11">MAX_VALUE</text:p>
      <text:p text:style-name="P11">MIN_VALUE</text:p>
      <text:p text:style-name="P11">NEG_ONE</text:p>
      <text:p text:style-name="P11">ONE</text:p>
      <text:p text:style-name="P11">ZERO</text:p>
      <text:h text:style-name="Heading_20_2" text:outline-level="2">MaxKey</text:h>
      <text:p text:style-name="P11">None</text:p>
      <text:h text:style-name="Heading_20_2" text:outline-level="2">MinKey</text:h>
      <text:p text:style-name="P11">None</text:p>
      <text:h text:style-name="Heading_20_2" text:outline-level="2">MongoClient</text:h>
      <text:p text:style-name="Heading">connectCallback(error, db)</text:p>
      <text:p text:style-name="P20"><text:span text:style-name="T1">error</text:span> <text:tab/>MongoError <text:tab/>An error instance representing the error during the execution.</text:p>
      <text:p text:style-name="P20"><text:span text:style-name="T1">db</text:span> <text:tab/>Db <text:tab/>The connected database.</text:p>
      <text:h text:style-name="Heading_20_2" text:outline-level="2">Mongos</text:h>
      <text:p text:style-name="P11">None</text:p>
      <text:h text:style-name="Heading_20_2" text:outline-level="2">ObjectID</text:h>
      <text:p text:style-name="P11">None</text:p>
      <text:h text:style-name="Heading_20_2" text:outline-level="2">OrderedBulkOperation</text:h>
      <text:p text:style-name="Heading">resultCallback(error, result)</text:p>
      <text:p text:style-name="P20"><text:span text:style-name="T1">error</text:span> <text:tab/>MongoError <text:tab/>An error instance representing the error during the execution.</text:p>
      <text:p text:style-name="P20"><text:span text:style-name="T1">result</text:span> <text:tab/>BulkWriteResult <text:tab/>The bulk write result.</text:p>
      <text:h text:style-name="Heading_20_2" text:outline-level="2">ReadPreference</text:h>
      <text:p text:style-name="P11">None</text:p>
      <text:h text:style-name="Heading_20_2" text:outline-level="2">ReplSet</text:h>
      <text:p text:style-name="P11">None</text:p>
      <text:h text:style-name="Heading_20_2" text:outline-level="2">Server</text:h>
      <text:p text:style-name="P11">None</text:p>
      <text:h text:style-name="Heading_20_2" text:outline-level="2"><text:soft-page-break/>Symbol</text:h>
      <text:p text:style-name="P11">None</text:p>
      <text:h text:style-name="Heading_20_2" text:outline-level="2">Timestamp</text:h>
      <text:p text:style-name="P11">MAX_VALUE</text:p>
      <text:p text:style-name="P11">MIN_VALUE</text:p>
      <text:p text:style-name="P11">NEG_ONE</text:p>
      <text:p text:style-name="P11">ONE</text:p>
      <text:p text:style-name="P11">ZERO</text:p>
      <text:h text:style-name="Heading_20_2" text:outline-level="2">UnorderedBulkOperation</text:h>
      <text:p text:style-name="Heading">resultCallback(error, result)</text:p>
      <text:p text:style-name="P20"><text:span text:style-name="T1">error</text:span> <text:tab/>MongoError <text:tab/>An error instance representing the error during the execution.</text:p>
      <text:p text:style-name="P20"><text:span text:style-name="T1">result</text:span> <text:tab/>BulkWriteResult <text:tab/>The bulk write result.</text:p>
      <text:h text:style-name="Heading_20_2" text:outline-level="2">WriteConcernError</text:h>
      <text:p text:style-name="P11">None</text:p>
      <text:h text:style-name="Heading_20_2" text:outline-level="2">WriteError </text:h>
      <text:p text:style-name="P24">None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353cm" fo:margin-bottom="0.212cm" style:contextual-spacing="false" fo:text-indent="-1.3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auder </meta:initial-creator>
    <meta:creation-date>2015-05-28T14:04:00.275522382</meta:creation-date>
    <dc:date>2015-05-29T23:49:41.937237592</dc:date>
    <dc:creator>dlauder </dc:creator>
    <meta:editing-duration>PT1H34M1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7" meta:paragraph-count="192" meta:word-count="926" meta:character-count="7564" meta:non-whitespace-character-count="6644"/>
  </office:meta>
</office:document-meta>
</file>